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0" style:family="table">
      <style:table-properties style:width="17.041cm" fo:margin-left="-0.042cm" fo:margin-right="0cm" table:align="margins"/>
    </style:style>
    <style:style style:name="Tabla10.A" style:family="table-column">
      <style:table-column-properties style:column-width="5.715cm" style:rel-column-width="21978*"/>
    </style:style>
    <style:style style:name="Tabla10.B" style:family="table-column">
      <style:table-column-properties style:column-width="5.662cm" style:rel-column-width="21774*"/>
    </style:style>
    <style:style style:name="Tabla10.C" style:family="table-column">
      <style:table-column-properties style:column-width="5.664cm" style:rel-column-width="21783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A3" style:family="table-cell">
      <style:table-cell-properties fo:padding="0.097cm" fo:border-left="0.002cm solid #000000" fo:border-right="none" fo:border-top="none" fo:border-bottom="0.002cm solid #000000"/>
    </style:style>
    <style:style style:name="Tabla22" style:family="table">
      <style:table-properties style:width="16.999cm" table:align="margins"/>
    </style:style>
    <style:style style:name="Tabla22.A" style:family="table-column">
      <style:table-column-properties style:column-width="2.672cm" style:rel-column-width="10302*"/>
    </style:style>
    <style:style style:name="Tabla22.B" style:family="table-column">
      <style:table-column-properties style:column-width="8.89cm" style:rel-column-width="34273*"/>
    </style:style>
    <style:style style:name="Tabla22.C" style:family="table-column">
      <style:table-column-properties style:column-width="2.646cm" style:rel-column-width="10200*"/>
    </style:style>
    <style:style style:name="Tabla22.D" style:family="table-column">
      <style:table-column-properties style:column-width="2.79cm" style:rel-column-width="10760*"/>
    </style:style>
    <style:style style:name="Tabla22.A1" style:family="table-cell" style:data-style-name="N100">
      <style:table-cell-properties fo:padding="0.097cm" fo:border="0.002cm solid #000000"/>
    </style:style>
    <style:style style:name="Tabla2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2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41cm" fo:margin-left="-0.042cm" fo:margin-right="0cm" table:align="margins"/>
    </style:style>
    <style:style style:name="Tabla1.A" style:family="table-column">
      <style:table-column-properties style:column-width="5.715cm" style:rel-column-width="21978*"/>
    </style:style>
    <style:style style:name="Tabla1.B" style:family="table-column">
      <style:table-column-properties style:column-width="5.662cm" style:rel-column-width="21774*"/>
    </style:style>
    <style:style style:name="Tabla1.C" style:family="table-column">
      <style:table-column-properties style:column-width="5.664cm" style:rel-column-width="217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2.672cm" style:rel-column-width="10302*"/>
    </style:style>
    <style:style style:name="Tabla2.B" style:family="table-column">
      <style:table-column-properties style:column-width="8.89cm" style:rel-column-width="34273*"/>
    </style:style>
    <style:style style:name="Tabla2.C" style:family="table-column">
      <style:table-column-properties style:column-width="2.646cm" style:rel-column-width="10200*"/>
    </style:style>
    <style:style style:name="Tabla2.D" style:family="table-column">
      <style:table-column-properties style:column-width="2.79cm" style:rel-column-width="10760*"/>
    </style:style>
    <style:style style:name="Tabla2.A1" style:family="table-cell" style:data-style-name="N100">
      <style:table-cell-properties fo:padding="0.097cm" fo:border="0.002cm solid #000000"/>
    </style:style>
    <style:style style:name="Tabla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41cm" fo:margin-left="-0.042cm" fo:margin-right="0cm" table:align="margins"/>
    </style:style>
    <style:style style:name="Tabla3.A" style:family="table-column">
      <style:table-column-properties style:column-width="5.715cm" style:rel-column-width="21978*"/>
    </style:style>
    <style:style style:name="Tabla3.B" style:family="table-column">
      <style:table-column-properties style:column-width="5.662cm" style:rel-column-width="21774*"/>
    </style:style>
    <style:style style:name="Tabla3.C" style:family="table-column">
      <style:table-column-properties style:column-width="5.664cm" style:rel-column-width="2178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2.672cm" style:rel-column-width="10302*"/>
    </style:style>
    <style:style style:name="Tabla4.B" style:family="table-column">
      <style:table-column-properties style:column-width="8.89cm" style:rel-column-width="34273*"/>
    </style:style>
    <style:style style:name="Tabla4.C" style:family="table-column">
      <style:table-column-properties style:column-width="2.646cm" style:rel-column-width="10200*"/>
    </style:style>
    <style:style style:name="Tabla4.D" style:family="table-column">
      <style:table-column-properties style:column-width="2.79cm" style:rel-column-width="10760*"/>
    </style:style>
    <style:style style:name="Tabla4.A1" style:family="table-cell" style:data-style-name="N100">
      <style:table-cell-properties fo:padding="0.097cm" fo:border="0.002cm solid #000000"/>
    </style:style>
    <style:style style:name="Tabla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4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41cm" fo:margin-left="-0.042cm" fo:margin-right="0cm" table:align="margins"/>
    </style:style>
    <style:style style:name="Tabla5.A" style:family="table-column">
      <style:table-column-properties style:column-width="5.715cm" style:rel-column-width="21978*"/>
    </style:style>
    <style:style style:name="Tabla5.B" style:family="table-column">
      <style:table-column-properties style:column-width="5.662cm" style:rel-column-width="21774*"/>
    </style:style>
    <style:style style:name="Tabla5.C" style:family="table-column">
      <style:table-column-properties style:column-width="5.664cm" style:rel-column-width="2178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2.672cm" style:rel-column-width="10302*"/>
    </style:style>
    <style:style style:name="Tabla6.B" style:family="table-column">
      <style:table-column-properties style:column-width="8.89cm" style:rel-column-width="34273*"/>
    </style:style>
    <style:style style:name="Tabla6.C" style:family="table-column">
      <style:table-column-properties style:column-width="2.646cm" style:rel-column-width="10200*"/>
    </style:style>
    <style:style style:name="Tabla6.D" style:family="table-column">
      <style:table-column-properties style:column-width="2.79cm" style:rel-column-width="10760*"/>
    </style:style>
    <style:style style:name="Tabla6.A1" style:family="table-cell" style:data-style-name="N100">
      <style:table-cell-properties fo:padding="0.097cm" fo:border="0.002cm solid #000000"/>
    </style:style>
    <style:style style:name="Tabla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6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41cm" fo:margin-left="-0.042cm" fo:margin-right="0cm" table:align="margins"/>
    </style:style>
    <style:style style:name="Tabla7.A" style:family="table-column">
      <style:table-column-properties style:column-width="5.715cm" style:rel-column-width="21978*"/>
    </style:style>
    <style:style style:name="Tabla7.B" style:family="table-column">
      <style:table-column-properties style:column-width="5.662cm" style:rel-column-width="21774*"/>
    </style:style>
    <style:style style:name="Tabla7.C" style:family="table-column">
      <style:table-column-properties style:column-width="5.664cm" style:rel-column-width="21783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3" style:family="table-cell">
      <style:table-cell-properties fo:padding="0.097cm" fo:border-left="0.002cm solid #000000" fo:border-right="none" fo:border-top="none" fo:border-bottom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2.672cm" style:rel-column-width="10302*"/>
    </style:style>
    <style:style style:name="Tabla8.B" style:family="table-column">
      <style:table-column-properties style:column-width="8.89cm" style:rel-column-width="34273*"/>
    </style:style>
    <style:style style:name="Tabla8.C" style:family="table-column">
      <style:table-column-properties style:column-width="2.646cm" style:rel-column-width="10200*"/>
    </style:style>
    <style:style style:name="Tabla8.D" style:family="table-column">
      <style:table-column-properties style:column-width="2.79cm" style:rel-column-width="10760*"/>
    </style:style>
    <style:style style:name="Tabla8.A1" style:family="table-cell" style:data-style-name="N100">
      <style:table-cell-properties fo:padding="0.097cm" fo:border="0.002cm solid #000000"/>
    </style:style>
    <style:style style:name="Tabla8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8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41cm" fo:margin-left="-0.042cm" fo:margin-right="0cm" table:align="margins"/>
    </style:style>
    <style:style style:name="Tabla9.A" style:family="table-column">
      <style:table-column-properties style:column-width="5.715cm" style:rel-column-width="21978*"/>
    </style:style>
    <style:style style:name="Tabla9.B" style:family="table-column">
      <style:table-column-properties style:column-width="5.662cm" style:rel-column-width="21774*"/>
    </style:style>
    <style:style style:name="Tabla9.C" style:family="table-column">
      <style:table-column-properties style:column-width="5.664cm" style:rel-column-width="21783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3" style:family="table-cell">
      <style:table-cell-properties fo:padding="0.097cm" fo:border-left="0.002cm solid #000000" fo:border-right="none" fo:border-top="none" fo:border-bottom="0.002cm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2.672cm" style:rel-column-width="10302*"/>
    </style:style>
    <style:style style:name="Tabla11.B" style:family="table-column">
      <style:table-column-properties style:column-width="8.89cm" style:rel-column-width="34273*"/>
    </style:style>
    <style:style style:name="Tabla11.C" style:family="table-column">
      <style:table-column-properties style:column-width="2.646cm" style:rel-column-width="10200*"/>
    </style:style>
    <style:style style:name="Tabla11.D" style:family="table-column">
      <style:table-column-properties style:column-width="2.79cm" style:rel-column-width="10760*"/>
    </style:style>
    <style:style style:name="Tabla11.A1" style:family="table-cell" style:data-style-name="N100">
      <style:table-cell-properties fo:padding="0.097cm" fo:border="0.002cm solid #000000"/>
    </style:style>
    <style:style style:name="Tabla1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1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041cm" fo:margin-left="-0.042cm" fo:margin-right="0cm" table:align="margins"/>
    </style:style>
    <style:style style:name="Tabla12.A" style:family="table-column">
      <style:table-column-properties style:column-width="5.715cm" style:rel-column-width="21978*"/>
    </style:style>
    <style:style style:name="Tabla12.B" style:family="table-column">
      <style:table-column-properties style:column-width="5.662cm" style:rel-column-width="21774*"/>
    </style:style>
    <style:style style:name="Tabla12.C" style:family="table-column">
      <style:table-column-properties style:column-width="5.664cm" style:rel-column-width="21783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A3" style:family="table-cell">
      <style:table-cell-properties fo:padding="0.097cm" fo:border-left="0.002cm solid #000000" fo:border-right="none" fo:border-top="none" fo:border-bottom="0.002cm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2.672cm" style:rel-column-width="10302*"/>
    </style:style>
    <style:style style:name="Tabla13.B" style:family="table-column">
      <style:table-column-properties style:column-width="8.89cm" style:rel-column-width="34273*"/>
    </style:style>
    <style:style style:name="Tabla13.C" style:family="table-column">
      <style:table-column-properties style:column-width="2.646cm" style:rel-column-width="10200*"/>
    </style:style>
    <style:style style:name="Tabla13.D" style:family="table-column">
      <style:table-column-properties style:column-width="2.79cm" style:rel-column-width="10760*"/>
    </style:style>
    <style:style style:name="Tabla13.A1" style:family="table-cell" style:data-style-name="N100">
      <style:table-cell-properties fo:padding="0.097cm" fo:border="0.002cm solid #000000"/>
    </style:style>
    <style:style style:name="Tabla1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13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.041cm" fo:margin-left="-0.042cm" fo:margin-right="0cm" table:align="margins"/>
    </style:style>
    <style:style style:name="Tabla14.A" style:family="table-column">
      <style:table-column-properties style:column-width="5.715cm" style:rel-column-width="21978*"/>
    </style:style>
    <style:style style:name="Tabla14.B" style:family="table-column">
      <style:table-column-properties style:column-width="5.662cm" style:rel-column-width="21774*"/>
    </style:style>
    <style:style style:name="Tabla14.C" style:family="table-column">
      <style:table-column-properties style:column-width="5.664cm" style:rel-column-width="21783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A3" style:family="table-cell">
      <style:table-cell-properties fo:padding="0.097cm" fo:border-left="0.002cm solid #000000" fo:border-right="none" fo:border-top="none" fo:border-bottom="0.002cm solid #000000"/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2.672cm" style:rel-column-width="10302*"/>
    </style:style>
    <style:style style:name="Tabla15.B" style:family="table-column">
      <style:table-column-properties style:column-width="8.89cm" style:rel-column-width="34273*"/>
    </style:style>
    <style:style style:name="Tabla15.C" style:family="table-column">
      <style:table-column-properties style:column-width="2.646cm" style:rel-column-width="10200*"/>
    </style:style>
    <style:style style:name="Tabla15.D" style:family="table-column">
      <style:table-column-properties style:column-width="2.79cm" style:rel-column-width="10760*"/>
    </style:style>
    <style:style style:name="Tabla15.A1" style:family="table-cell" style:data-style-name="N100">
      <style:table-cell-properties fo:padding="0.097cm" fo:border="0.002cm solid #000000"/>
    </style:style>
    <style:style style:name="Tabla1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15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style:text-underline-style="none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U_4: Inicio de sesión</text:p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">Identificador: 4.1</text:p>
          </table:table-cell>
          <table:table-cell table:style-name="Tabla10.B1" table:number-columns-spanned="2" office:value-type="string">
            <text:p text:style-name="P6">Inicio de sesión</text:p>
          </table:table-cell>
          <table:covered-table-cell/>
        </table:table-row>
        <table:table-row>
          <table:table-cell table:style-name="Tabla10.A2" table:number-columns-spanned="3" office:value-type="string">
            <text:p text:style-name="P1">Descripción:</text:p>
            <text:p text:style-name="P3"><text:span text:style-name="T1">Un usuario puede autenticarse en el sistema.</text:span></text:p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1">Estimación: 1</text:p>
          </table:table-cell>
          <table:table-cell table:style-name="Tabla10.A3" office:value-type="string">
            <text:p text:style-name="P1">Prioridad: 2</text:p>
          </table:table-cell>
          <table:table-cell table:style-name="Tabla10.A2" office:value-type="string">
            <text:p text:style-name="P1">Entrega: 1</text:p>
          </table:table-cell>
        </table:table-row>
        <table:table-row>
          <table:table-cell table:style-name="Tabla10.A2" table:number-columns-spanned="3" office:value-type="string">
            <text:p text:style-name="P1">Pruebas de aceptación:</text:p>
            <text:p text:style-name="P3">-El usuario accederá a un formulario desde la página principal.</text:p>
            <text:p text:style-name="P3">-El usuario introduce su nombre de usuario y su contraseña y se envía la información al servidor.</text:p>
            <text:p text:style-name="P3">-El sistema comprueba la existencia de los datos introducidos.</text:p>
            <text:p text:style-name="P3">-El sistema devuelve un mensaje de error si no existen los datos o hay algún problema de conexión.</text:p>
            <text:p text:style-name="P3">-El sistema da acceso a la funcionalidad de usuaio si los datos introducidos son correctos</text:p>
          </table:table-cell>
          <table:covered-table-cell/>
          <table:covered-table-cell/>
        </table:table-row>
        <table:table-row>
          <table:table-cell table:style-name="Tabla10.A2" table:number-columns-spanned="3" office:value-type="string">
            <text:p text:style-name="P1">Observaciones:</text:p>
            <text:p text:style-name="P3">-El usuario debe tener una cuenta en el sistema.</text:p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2.A2" office:value-type="float" office:value="0">
            <text:p text:style-name="P2">Identificador</text:p>
          </table:table-cell>
          <table:table-cell table:style-name="Tabla22.A2" office:value-type="float" office:value="0">
            <text:p text:style-name="P2">Título</text:p>
          </table:table-cell>
          <table:table-cell table:style-name="Tabla22.A2" office:value-type="float" office:value="0">
            <text:p text:style-name="P2">Estimación </text:p>
            <text:p text:style-name="P8">(días ideales)</text:p>
          </table:table-cell>
          <table:table-cell table:style-name="Tabla22.D2" office:value-type="float" office:value="0">
            <text:p text:style-name="P2">Desarrollador asignado</text:p>
          </table:table-cell>
        </table:table-row>
        <table:table-row>
          <table:table-cell table:style-name="Tabla22.A2" office:value-type="float" office:value="0">
            <text:p text:style-name="P4">4.1-1</text:p>
          </table:table-cell>
          <table:table-cell table:style-name="Tabla22.A2" office:value-type="float" office:value="0">
            <text:p text:style-name="P4">Diseño e implementación de la base de datos para usuarios.</text:p>
          </table:table-cell>
          <table:table-cell table:style-name="Tabla22.A2" office:value-type="float" office:value="0">
            <text:p text:style-name="P4">1</text:p>
          </table:table-cell>
          <table:table-cell table:style-name="Tabla22.D2">
            <text:p text:style-name="P4"/>
          </table:table-cell>
        </table:table-row>
        <table:table-row>
          <table:table-cell table:style-name="Tabla22.A2" office:value-type="float" office:value="0">
            <text:p text:style-name="P4">4.1-2</text:p>
          </table:table-cell>
          <table:table-cell table:style-name="Tabla22.A2" office:value-type="float" office:value="0">
            <text:p text:style-name="P4">Diseñar la UI asociada a la consulta de inicio de sesión.</text:p>
          </table:table-cell>
          <table:table-cell table:style-name="Tabla22.A2" office:value-type="float" office:value="0">
            <text:p text:style-name="P4">3</text:p>
          </table:table-cell>
          <table:table-cell table:style-name="Tabla22.D2">
            <text:p text:style-name="P4"/>
          </table:table-cell>
        </table:table-row>
        <table:table-row>
          <table:table-cell table:style-name="Tabla22.A2" office:value-type="float" office:value="0">
            <text:p text:style-name="P4">4.1-3</text:p>
          </table:table-cell>
          <table:table-cell table:style-name="Tabla22.A2" office:value-type="float" office:value="0">
            <text:p text:style-name="P4">Integrar la consulta e implementar la interacción de iniciar sesión desde la pantalla principal</text:p>
          </table:table-cell>
          <table:table-cell table:style-name="Tabla22.A2" office:value-type="float" office:value="0">
            <text:p text:style-name="P4">1</text:p>
          </table:table-cell>
          <table:table-cell table:style-name="Tabla22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HU_7: Gestión de perfil de usuario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Identificador: 7.1</text:p>
          </table:table-cell>
          <table:table-cell table:style-name="Tabla1.B1" table:number-columns-spanned="2" office:value-type="string">
            <text:p text:style-name="P6">Modificar perfil</text:p>
          </table:table-cell>
          <table:covered-table-cell/>
        </table:table-row>
        <table:table-row>
          <table:table-cell table:style-name="Tabla1.A2" table:number-columns-spanned="3" office:value-type="string">
            <text:p text:style-name="P1">Descripción:</text:p>
            <text:p text:style-name="P3"><text:span text:style-name="T1">Un usuario puede modificar sus datos personales.</text:span>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Estimación: 1</text:p>
          </table:table-cell>
          <table:table-cell table:style-name="Tabla1.A3" office:value-type="string">
            <text:p text:style-name="P1">Prioridad: 2</text:p>
          </table:table-cell>
          <table:table-cell table:style-name="Tabla1.A2" office:value-type="string">
            <text:p text:style-name="P1">Entrega: 1</text:p>
          </table:table-cell>
        </table:table-row>
        <table:table-row>
          <table:table-cell table:style-name="Tabla1.A2" table:number-columns-spanned="3" office:value-type="string">
            <text:p text:style-name="P1">Pruebas de aceptación:</text:p>
            <text:p text:style-name="P3">-El usuario accederá a un formulario desde la página de gestión de perfil.</text:p>
            <text:p text:style-name="P3">-El usuario introduce su nombre, apellidos y correo y se envía la información al servidor.</text:p>
            <text:p text:style-name="P3">-El sistema modifica los datos existentes por los introducidos.</text:p>
            <text:p text:style-name="P3">-El sistema devuelve un mensaje de confirmación de la transacción.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>Observaciones:</text:p>
            <text:p text:style-name="P3">-El usuario debe haber iniciado sesión en el sistema.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float" office:value="0">
            <text:p text:style-name="P2">Identificador</text:p>
          </table:table-cell>
          <table:table-cell table:style-name="Tabla2.A2" office:value-type="float" office:value="0">
            <text:p text:style-name="P2">Título</text:p>
          </table:table-cell>
          <table:table-cell table:style-name="Tabla2.A2" office:value-type="float" office:value="0">
            <text:p text:style-name="P2">Estimación </text:p>
            <text:p text:style-name="P8">(días ideales)</text:p>
          </table:table-cell>
          <table:table-cell table:style-name="Tabla2.D2" office:value-type="float" office:value="0">
            <text:p text:style-name="P2">Desarrollador asignado</text:p>
          </table:table-cell>
        </table:table-row>
        <table:table-row>
          <table:table-cell table:style-name="Tabla2.A2" office:value-type="float" office:value="0">
            <text:p text:style-name="P4">7.2-1</text:p>
          </table:table-cell>
          <table:table-cell table:style-name="Tabla2.A2" office:value-type="float" office:value="0">
            <text:p text:style-name="P4">Diseñar la UI asociada a la consulta de modificar perfil</text:p>
          </table:table-cell>
          <table:table-cell table:style-name="Tabla2.A2" office:value-type="float" office:value="0">
            <text:p text:style-name="P4">3</text:p>
          </table:table-cell>
          <table:table-cell table:style-name="Tabla2.D2">
            <text:p text:style-name="P4"/>
          </table:table-cell>
        </table:table-row>
        <table:table-row>
          <table:table-cell table:style-name="Tabla2.A2" office:value-type="float" office:value="0">
            <text:p text:style-name="P4">7.2-2</text:p>
          </table:table-cell>
          <table:table-cell table:style-name="Tabla2.A2" office:value-type="float" office:value="0">
            <text:p text:style-name="P4">Integrar la consulta e implementar la interacción de modificar perfil desde la pantalla de gestión de perfil</text:p>
          </table:table-cell>
          <table:table-cell table:style-name="Tabla2.A2" office:value-type="float" office:value="0">
            <text:p text:style-name="P4">1</text:p>
          </table:table-cell>
          <table:table-cell table:style-name="Tabla2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">Identificador: 7.2</text:p>
          </table:table-cell>
          <table:table-cell table:style-name="Tabla3.B1" table:number-columns-spanned="2" office:value-type="string">
            <text:p text:style-name="P6">Visualizar perfil</text:p>
          </table:table-cell>
          <table:covered-table-cell/>
        </table:table-row>
        <table:table-row>
          <table:table-cell table:style-name="Tabla3.A2" table:number-columns-spanned="3" office:value-type="string">
            <text:p text:style-name="P1">Descripción:</text:p>
            <text:p text:style-name="P3"><text:span text:style-name="T1">Un usuario puede visualizar sus datos de perfil.</text:span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">Estimación: 1</text:p>
          </table:table-cell>
          <table:table-cell table:style-name="Tabla3.A3" office:value-type="string">
            <text:p text:style-name="P1">Prioridad: 2</text:p>
          </table:table-cell>
          <table:table-cell table:style-name="Tabla3.A2" office:value-type="string">
            <text:p text:style-name="P1">Entrega: 1</text:p>
          </table:table-cell>
        </table:table-row>
        <table:table-row>
          <table:table-cell table:style-name="Tabla3.A2" table:number-columns-spanned="3" office:value-type="string">
            <text:p text:style-name="P1">Pruebas de aceptación:</text:p>
            <text:p text:style-name="P3">-El usuario accederá a un formulario desde la página de gestión de perfil.</text:p>
            <text:p text:style-name="P3">-El sistema muestra los datos existentes del usuario.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1">Observaciones:</text:p>
            <text:p text:style-name="P3">-El usuario debe haber iniciado sesión en el sistema.</text:p>
          </table:table-cell>
          <table:covered-table-cell/>
          <table:covered-table-cell/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float" office:value="0">
            <text:p text:style-name="P2">Identificador</text:p>
          </table:table-cell>
          <table:table-cell table:style-name="Tabla4.A2" office:value-type="float" office:value="0">
            <text:p text:style-name="P2">Título</text:p>
          </table:table-cell>
          <table:table-cell table:style-name="Tabla4.A2" office:value-type="float" office:value="0">
            <text:p text:style-name="P2">Estimación </text:p>
            <text:p text:style-name="P8">(días ideales)</text:p>
          </table:table-cell>
          <table:table-cell table:style-name="Tabla4.D2" office:value-type="float" office:value="0">
            <text:p text:style-name="P2">Desarrollador asignado</text:p>
          </table:table-cell>
        </table:table-row>
        <table:table-row>
          <table:table-cell table:style-name="Tabla4.A2" office:value-type="float" office:value="0">
            <text:p text:style-name="P4">7.2-1</text:p>
          </table:table-cell>
          <table:table-cell table:style-name="Tabla4.A2" office:value-type="float" office:value="0">
            <text:p text:style-name="P4">Diseñar la UI asociada a la consulta de inicio de sesión.</text:p>
          </table:table-cell>
          <table:table-cell table:style-name="Tabla4.A2" office:value-type="float" office:value="0">
            <text:p text:style-name="P4">3</text:p>
          </table:table-cell>
          <table:table-cell table:style-name="Tabla4.D2">
            <text:p text:style-name="P4"/>
          </table:table-cell>
        </table:table-row>
        <table:table-row>
          <table:table-cell table:style-name="Tabla4.A2" office:value-type="float" office:value="0">
            <text:p text:style-name="P4">7.2-2</text:p>
          </table:table-cell>
          <table:table-cell table:style-name="Tabla4.A2" office:value-type="float" office:value="0">
            <text:p text:style-name="P4">Integrar la consulta e implementar la interacción de iniciar sesión desde la plantalla principal</text:p>
          </table:table-cell>
          <table:table-cell table:style-name="Tabla4.A2" office:value-type="float" office:value="0">
            <text:p text:style-name="P4">1</text:p>
          </table:table-cell>
          <table:table-cell table:style-name="Tabla4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HU_8: Visualización de perfil ajeno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">Identificador: 7.1</text:p>
          </table:table-cell>
          <table:table-cell table:style-name="Tabla5.B1" table:number-columns-spanned="2" office:value-type="string">
            <text:p text:style-name="P6">Visualizar perfil ajeno</text:p>
          </table:table-cell>
          <table:covered-table-cell/>
        </table:table-row>
        <table:table-row>
          <table:table-cell table:style-name="Tabla5.A2" table:number-columns-spanned="3" office:value-type="string">
            <text:p text:style-name="P1">Descripción:</text:p>
            <text:p text:style-name="P3"><text:span text:style-name="T1">Un usuario puede visualizar los datos de otro usuario</text:span></text:p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">Estimación: 1</text:p>
          </table:table-cell>
          <table:table-cell table:style-name="Tabla5.A3" office:value-type="string">
            <text:p text:style-name="P1">Prioridad: 2</text:p>
          </table:table-cell>
          <table:table-cell table:style-name="Tabla5.A2" office:value-type="string">
            <text:p text:style-name="P1">Entrega: 1</text:p>
          </table:table-cell>
        </table:table-row>
        <table:table-row>
          <table:table-cell table:style-name="Tabla5.A2" table:number-columns-spanned="3" office:value-type="string">
            <text:p text:style-name="P1">Pruebas de aceptación:</text:p>
            <text:p text:style-name="P3">-El usuario accederá a un formulario desde la página de gestión de perfil.</text:p>
            <text:p text:style-name="P3">-El sistema muestra los datos existentes del usuario.</text:p>
          </table:table-cell>
          <table:covered-table-cell/>
          <table:covered-table-cell/>
        </table:table-row>
        <table:table-row>
          <table:table-cell table:style-name="Tabla5.A2" table:number-columns-spanned="3" office:value-type="string">
            <text:p text:style-name="P1">Observaciones:</text:p>
            <text:p text:style-name="P3">-El usuario debe haber iniciado sesión en el sistema.</text:p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float" office:value="0">
            <text:p text:style-name="P2">Identificador</text:p>
          </table:table-cell>
          <table:table-cell table:style-name="Tabla6.A2" office:value-type="float" office:value="0">
            <text:p text:style-name="P2">Título</text:p>
          </table:table-cell>
          <table:table-cell table:style-name="Tabla6.A2" office:value-type="float" office:value="0">
            <text:p text:style-name="P2">Estimación </text:p>
            <text:p text:style-name="P8">(días ideales)</text:p>
          </table:table-cell>
          <table:table-cell table:style-name="Tabla6.D2" office:value-type="float" office:value="0">
            <text:p text:style-name="P2">Desarrollador asignado</text:p>
          </table:table-cell>
        </table:table-row>
        <table:table-row>
          <table:table-cell table:style-name="Tabla6.A2" office:value-type="float" office:value="0">
            <text:p text:style-name="P4">8.1-1</text:p>
          </table:table-cell>
          <table:table-cell table:style-name="Tabla6.A2" office:value-type="float" office:value="0">
            <text:p text:style-name="P4">Diseñar la UI asociada a la consulta de visuaizar perfil de usuario ajeno</text:p>
          </table:table-cell>
          <table:table-cell table:style-name="Tabla6.A2" office:value-type="float" office:value="0">
            <text:p text:style-name="P4">3</text:p>
          </table:table-cell>
          <table:table-cell table:style-name="Tabla6.D2">
            <text:p text:style-name="P4"/>
          </table:table-cell>
        </table:table-row>
        <table:table-row>
          <table:table-cell table:style-name="Tabla6.A2" office:value-type="float" office:value="0">
            <text:p text:style-name="P4">8.1-2</text:p>
          </table:table-cell>
          <table:table-cell table:style-name="Tabla6.A2" office:value-type="float" office:value="0">
            <text:p text:style-name="P4">Integrar la consulta e implementar la interacción de visualizar perfil ajeno desde la pantalla de gestión de perfil</text:p>
          </table:table-cell>
          <table:table-cell table:style-name="Tabla6.A2" office:value-type="float" office:value="0">
            <text:p text:style-name="P4">1</text:p>
          </table:table-cell>
          <table:table-cell table:style-name="Tabla6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HU_15: Gestión de usuarios (profesor)</text:p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">Identificador: 15.1</text:p>
          </table:table-cell>
          <table:table-cell table:style-name="Tabla7.B1" table:number-columns-spanned="2" office:value-type="string">
            <text:p text:style-name="P6">Modificar perfil de usuario</text:p>
          </table:table-cell>
          <table:covered-table-cell/>
        </table:table-row>
        <table:table-row>
          <table:table-cell table:style-name="Tabla7.A2" table:number-columns-spanned="3" office:value-type="string">
            <text:p text:style-name="P1">Descripción:</text:p>
            <text:p text:style-name="P3"><text:span text:style-name="T1">Un usuario con rol de administrador puede modificar los datos de cualquier usuario</text:span></text:p>
          </table:table-cell>
          <table:covered-table-cell/>
          <table:covered-table-cell/>
        </table:table-row>
        <table:table-row>
          <table:table-cell table:style-name="Tabla7.A3" office:value-type="string">
            <text:p text:style-name="P1">Estimación: 1</text:p>
          </table:table-cell>
          <table:table-cell table:style-name="Tabla7.A3" office:value-type="string">
            <text:p text:style-name="P1">Prioridad: 2</text:p>
          </table:table-cell>
          <table:table-cell table:style-name="Tabla7.A2" office:value-type="string">
            <text:p text:style-name="P1">Entrega: 1</text:p>
          </table:table-cell>
        </table:table-row>
        <table:table-row>
          <table:table-cell table:style-name="Tabla7.A2" table:number-columns-spanned="3" office:value-type="string">
            <text:p text:style-name="P1">Pruebas de aceptación:</text:p>
            <text:p text:style-name="P3">-El usuario accederá a un formulario desde la página de gestión de perfil.</text:p>
            <text:p text:style-name="P3">-El usuario introduce su nombre, apellidos y correo y se envía la información al servidor.</text:p>
            <text:p text:style-name="P3">-El sistema modifica los datos existentes por los introducidos.</text:p>
            <text:p text:style-name="P3">-El sistema devuelve un mensaje de confirmación de la transacción.</text:p>
          </table:table-cell>
          <table:covered-table-cell/>
          <table:covered-table-cell/>
        </table:table-row>
        <table:table-row>
          <table:table-cell table:style-name="Tabla7.A2" table:number-columns-spanned="3" office:value-type="string">
            <text:p text:style-name="P1">Observaciones:</text:p>
            <text:p text:style-name="P3">-El usuario debe haber iniciado sesión en el sistema con rol de administrador.</text:p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float" office:value="0">
            <text:p text:style-name="P2">Identificador</text:p>
          </table:table-cell>
          <table:table-cell table:style-name="Tabla8.A2" office:value-type="float" office:value="0">
            <text:p text:style-name="P2">Título</text:p>
          </table:table-cell>
          <table:table-cell table:style-name="Tabla8.A2" office:value-type="float" office:value="0">
            <text:p text:style-name="P2">Estimación </text:p>
            <text:p text:style-name="P8">(días ideales)</text:p>
          </table:table-cell>
          <table:table-cell table:style-name="Tabla8.D2" office:value-type="float" office:value="0">
            <text:p text:style-name="P2">Desarrollador asignado</text:p>
          </table:table-cell>
        </table:table-row>
        <table:table-row>
          <table:table-cell table:style-name="Tabla8.A2" office:value-type="float" office:value="0">
            <text:p text:style-name="P4">15.1-1</text:p>
          </table:table-cell>
          <table:table-cell table:style-name="Tabla8.A2" office:value-type="float" office:value="0">
            <text:p text:style-name="P4">Diseñar la UI asociada a la consulta de modificar perfil de usuario</text:p>
          </table:table-cell>
          <table:table-cell table:style-name="Tabla8.A2" office:value-type="float" office:value="0">
            <text:p text:style-name="P4">3</text:p>
          </table:table-cell>
          <table:table-cell table:style-name="Tabla8.D2">
            <text:p text:style-name="P4"/>
          </table:table-cell>
        </table:table-row>
        <table:table-row>
          <table:table-cell table:style-name="Tabla8.A2" office:value-type="float" office:value="0">
            <text:p text:style-name="P4">15.1-2</text:p>
          </table:table-cell>
          <table:table-cell table:style-name="Tabla8.A2" office:value-type="float" office:value="0">
            <text:p text:style-name="P4">Integrar la consulta e implementar la interacción de modificar perfil desde la pantalla de gestión de perfil</text:p>
          </table:table-cell>
          <table:table-cell table:style-name="Tabla8.A2" office:value-type="float" office:value="0">
            <text:p text:style-name="P4">1</text:p>
          </table:table-cell>
          <table:table-cell table:style-name="Tabla8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HU_16: Gestión de asignaturas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">Identificador: 16.1</text:p>
          </table:table-cell>
          <table:table-cell table:style-name="Tabla9.B1" table:number-columns-spanned="2" office:value-type="string">
            <text:p text:style-name="P6">Crear asignatura</text:p>
          </table:table-cell>
          <table:covered-table-cell/>
        </table:table-row>
        <table:table-row>
          <table:table-cell table:style-name="Tabla9.A2" table:number-columns-spanned="3" office:value-type="string">
            <text:p text:style-name="P1">Descripción:</text:p>
            <text:p text:style-name="P3"><text:span text:style-name="T1">Un usuario con rol de administrador puede crear asignaturas</text:span></text:p>
          </table:table-cell>
          <table:covered-table-cell/>
          <table:covered-table-cell/>
        </table:table-row>
        <table:table-row>
          <table:table-cell table:style-name="Tabla9.A3" office:value-type="string">
            <text:p text:style-name="P1">Estimación: 1</text:p>
          </table:table-cell>
          <table:table-cell table:style-name="Tabla9.A3" office:value-type="string">
            <text:p text:style-name="P1">Prioridad: 2</text:p>
          </table:table-cell>
          <table:table-cell table:style-name="Tabla9.A2" office:value-type="string">
            <text:p text:style-name="P1">Entrega: 1</text:p>
          </table:table-cell>
        </table:table-row>
        <table:table-row>
          <table:table-cell table:style-name="Tabla9.A2" table:number-columns-spanned="3" office:value-type="string">
            <text:p text:style-name="P1">Pruebas de aceptación:</text:p>
            <text:p text:style-name="P3">-El usuario accederá a un formulario desde la página de gestión de asignaturas.</text:p>
            <text:p text:style-name="P3">-El usuariointroduce el nombre, curso y descripción de la asignatura y selecciona la opción crear.</text:p>
            <text:p text:style-name="P3">-El sistema muestra un mensaje de confirmación de la transacción.</text:p>
          </table:table-cell>
          <table:covered-table-cell/>
          <table:covered-table-cell/>
        </table:table-row>
        <table:table-row>
          <table:table-cell table:style-name="Tabla9.A2" table:number-columns-spanned="3" office:value-type="string">
            <text:p text:style-name="P1">Observaciones:</text:p>
            <text:p text:style-name="P3">-El usuario debe haber iniciado sesión en el sistema con rol de administrador.</text:p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float" office:value="0">
            <text:p text:style-name="P2">Identificador</text:p>
          </table:table-cell>
          <table:table-cell table:style-name="Tabla11.A2" office:value-type="float" office:value="0">
            <text:p text:style-name="P2">Título</text:p>
          </table:table-cell>
          <table:table-cell table:style-name="Tabla11.A2" office:value-type="float" office:value="0">
            <text:p text:style-name="P2">Estimación </text:p>
            <text:p text:style-name="P8">(días ideales)</text:p>
          </table:table-cell>
          <table:table-cell table:style-name="Tabla11.D2" office:value-type="float" office:value="0">
            <text:p text:style-name="P2">Desarrollador asignado</text:p>
          </table:table-cell>
        </table:table-row>
        <table:table-row>
          <table:table-cell table:style-name="Tabla11.A2" office:value-type="float" office:value="0">
            <text:p text:style-name="P4">16.1-1</text:p>
          </table:table-cell>
          <table:table-cell table:style-name="Tabla11.A2" office:value-type="float" office:value="0">
            <text:p text:style-name="P4">Diseño e implementación de la base de datos para asignaturas, profesores y alumnos</text:p>
          </table:table-cell>
          <table:table-cell table:style-name="Tabla11.A2" office:value-type="float" office:value="0">
            <text:p text:style-name="P4">1</text:p>
          </table:table-cell>
          <table:table-cell table:style-name="Tabla11.D2">
            <text:p text:style-name="P4"/>
          </table:table-cell>
        </table:table-row>
        <table:table-row>
          <table:table-cell table:style-name="Tabla11.A2" office:value-type="float" office:value="0">
            <text:p text:style-name="P4">16.1-2</text:p>
          </table:table-cell>
          <table:table-cell table:style-name="Tabla11.A2" office:value-type="float" office:value="0">
            <text:p text:style-name="P4">Diseñar la UI asociada a la consulta de crear asignatura</text:p>
          </table:table-cell>
          <table:table-cell table:style-name="Tabla11.A2" office:value-type="float" office:value="0">
            <text:p text:style-name="P4">3</text:p>
          </table:table-cell>
          <table:table-cell table:style-name="Tabla11.D2">
            <text:p text:style-name="P4"/>
          </table:table-cell>
        </table:table-row>
        <table:table-row>
          <table:table-cell table:style-name="Tabla11.A2" office:value-type="float" office:value="0">
            <text:p text:style-name="P4">16.1-3</text:p>
          </table:table-cell>
          <table:table-cell table:style-name="Tabla11.A2" office:value-type="float" office:value="0">
            <text:p text:style-name="P4">Integrar la consulta e implementar la interacción de crear asignatura desde la pantalla de gestión de asignaturas</text:p>
          </table:table-cell>
          <table:table-cell table:style-name="Tabla11.A2" office:value-type="float" office:value="0">
            <text:p text:style-name="P4">1</text:p>
          </table:table-cell>
          <table:table-cell table:style-name="Tabla11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">Identificador: 16.2</text:p>
          </table:table-cell>
          <table:table-cell table:style-name="Tabla12.B1" table:number-columns-spanned="2" office:value-type="string">
            <text:p text:style-name="P6">Incluir usuario en asignatura</text:p>
          </table:table-cell>
          <table:covered-table-cell/>
        </table:table-row>
        <table:table-row>
          <table:table-cell table:style-name="Tabla12.A2" table:number-columns-spanned="3" office:value-type="string">
            <text:p text:style-name="P1">Descripción:</text:p>
            <text:p text:style-name="P3"><text:span text:style-name="T1">Un usuario con rol de administrador puede incluir a profesores y alumnos en asignaturas. </text:span></text:p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1">Estimación: 1</text:p>
          </table:table-cell>
          <table:table-cell table:style-name="Tabla12.A3" office:value-type="string">
            <text:p text:style-name="P1">Prioridad: 2</text:p>
          </table:table-cell>
          <table:table-cell table:style-name="Tabla12.A2" office:value-type="string">
            <text:p text:style-name="P1">Entrega: 1</text:p>
          </table:table-cell>
        </table:table-row>
        <table:table-row>
          <table:table-cell table:style-name="Tabla12.A2" table:number-columns-spanned="3" office:value-type="string">
            <text:p text:style-name="P1">Pruebas de aceptación:</text:p>
            <text:p text:style-name="P3">-El usuario accederá a un formulario desde la página de gestión de asignaturas.</text:p>
            <text:p text:style-name="P3">-El usuario seleciona asignatura, una lista de profesores y una lista de alumnos y selecciona la opcón incluir.</text:p>
          </table:table-cell>
          <table:covered-table-cell/>
          <table:covered-table-cell/>
        </table:table-row>
        <table:table-row>
          <table:table-cell table:style-name="Tabla12.A2" table:number-columns-spanned="3" office:value-type="string">
            <text:p text:style-name="P1">Observaciones:</text:p>
            <text:p text:style-name="P3">-El usuario debe haber iniciado sesión en el sistema con rol de administrador.</text:p>
          </table:table-cell>
          <table:covered-table-cell/>
          <table:covered-table-cell/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float" office:value="0">
            <text:p text:style-name="P2">Identificador</text:p>
          </table:table-cell>
          <table:table-cell table:style-name="Tabla13.A2" office:value-type="float" office:value="0">
            <text:p text:style-name="P2">Título</text:p>
          </table:table-cell>
          <table:table-cell table:style-name="Tabla13.A2" office:value-type="float" office:value="0">
            <text:p text:style-name="P2">Estimación </text:p>
            <text:p text:style-name="P8">(días ideales)</text:p>
          </table:table-cell>
          <table:table-cell table:style-name="Tabla13.D2" office:value-type="float" office:value="0">
            <text:p text:style-name="P2">Desarrollador asignado</text:p>
          </table:table-cell>
        </table:table-row>
        <table:table-row>
          <table:table-cell table:style-name="Tabla13.A2" office:value-type="float" office:value="0">
            <text:p text:style-name="P4">16.2-1</text:p>
          </table:table-cell>
          <table:table-cell table:style-name="Tabla13.A2" office:value-type="float" office:value="0">
            <text:p text:style-name="P4">Diseñar la UI asociada a la consulta de inlcuir usuario en asignatura</text:p>
          </table:table-cell>
          <table:table-cell table:style-name="Tabla13.A2" office:value-type="float" office:value="0">
            <text:p text:style-name="P4">3</text:p>
          </table:table-cell>
          <table:table-cell table:style-name="Tabla13.D2">
            <text:p text:style-name="P4"/>
          </table:table-cell>
        </table:table-row>
        <table:table-row>
          <table:table-cell table:style-name="Tabla13.A2" office:value-type="float" office:value="0">
            <text:p text:style-name="P4">16.2-2</text:p>
          </table:table-cell>
          <table:table-cell table:style-name="Tabla13.A2" office:value-type="float" office:value="0">
            <text:p text:style-name="P4">Integrar la consulta e implementar la interacción de incluir usuario en asignatura desde la pantalla de gestión de asignaturas</text:p>
          </table:table-cell>
          <table:table-cell table:style-name="Tabla13.A2" office:value-type="float" office:value="0">
            <text:p text:style-name="P4">1</text:p>
          </table:table-cell>
          <table:table-cell table:style-name="Tabla13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">Identificador: 16.3</text:p>
          </table:table-cell>
          <table:table-cell table:style-name="Tabla14.B1" table:number-columns-spanned="2" office:value-type="string">
            <text:p text:style-name="P6">Excluir usuario de asignatura</text:p>
          </table:table-cell>
          <table:covered-table-cell/>
        </table:table-row>
        <table:table-row>
          <table:table-cell table:style-name="Tabla14.A2" table:number-columns-spanned="3" office:value-type="string">
            <text:p text:style-name="P1">Descripción:</text:p>
            <text:p text:style-name="P3"><text:span text:style-name="T1">Un usuario con rol de administrador puede excluir a profesores y alumnos de asignaturas. 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1">Estimación: 1</text:p>
          </table:table-cell>
          <table:table-cell table:style-name="Tabla14.A3" office:value-type="string">
            <text:p text:style-name="P1">Prioridad: 2</text:p>
          </table:table-cell>
          <table:table-cell table:style-name="Tabla14.A2" office:value-type="string">
            <text:p text:style-name="P1">Entrega: 1</text:p>
          </table:table-cell>
        </table:table-row>
        <table:table-row>
          <table:table-cell table:style-name="Tabla14.A2" table:number-columns-spanned="3" office:value-type="string">
            <text:p text:style-name="P1">Pruebas de aceptación:</text:p>
            <text:p text:style-name="P3">-El usuario accederá a un formulario desde la página de gestión de asignaturas.</text:p>
            <text:p text:style-name="P3">-El usuario seleciona asignatura, una lista de profesores y una lista de alumnos y selecciona la opcón excluir.</text:p>
          </table:table-cell>
          <table:covered-table-cell/>
          <table:covered-table-cell/>
        </table:table-row>
        <table:table-row>
          <table:table-cell table:style-name="Tabla14.A2" table:number-columns-spanned="3" office:value-type="string">
            <text:p text:style-name="P1">Observaciones:</text:p>
            <text:p text:style-name="P3">-El usuario debe haber iniciado sesión en el sistema con rol de administrador.</text:p>
          </table:table-cell>
          <table:covered-table-cell/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float" office:value="0">
            <text:p text:style-name="P2">Identificador</text:p>
          </table:table-cell>
          <table:table-cell table:style-name="Tabla15.A2" office:value-type="float" office:value="0">
            <text:p text:style-name="P2">Título</text:p>
          </table:table-cell>
          <table:table-cell table:style-name="Tabla15.A2" office:value-type="float" office:value="0">
            <text:p text:style-name="P2">Estimación </text:p>
            <text:p text:style-name="P8">(días ideales)</text:p>
          </table:table-cell>
          <table:table-cell table:style-name="Tabla15.D2" office:value-type="float" office:value="0">
            <text:p text:style-name="P2">Desarrollador asignado</text:p>
          </table:table-cell>
        </table:table-row>
        <table:table-row>
          <table:table-cell table:style-name="Tabla15.A2" office:value-type="float" office:value="0">
            <text:p text:style-name="P4">16.3-1</text:p>
          </table:table-cell>
          <table:table-cell table:style-name="Tabla15.A2" office:value-type="float" office:value="0">
            <text:p text:style-name="P4">Diseñar la UI asociada a la consulta de excluir usuario en asignatura</text:p>
          </table:table-cell>
          <table:table-cell table:style-name="Tabla15.A2" office:value-type="float" office:value="0">
            <text:p text:style-name="P4">3</text:p>
          </table:table-cell>
          <table:table-cell table:style-name="Tabla15.D2">
            <text:p text:style-name="P4"/>
          </table:table-cell>
        </table:table-row>
        <table:table-row>
          <table:table-cell table:style-name="Tabla15.A2" office:value-type="float" office:value="0">
            <text:p text:style-name="P4">16.3-2</text:p>
          </table:table-cell>
          <table:table-cell table:style-name="Tabla15.A2" office:value-type="float" office:value="0">
            <text:p text:style-name="P4">Integrar la consulta e implementar la interacción de excluir usuario de asignatura desde la pantalla de gestión de asignaturas</text:p>
          </table:table-cell>
          <table:table-cell table:style-name="Tabla15.A2" office:value-type="float" office:value="0">
            <text:p text:style-name="P4">1</text:p>
          </table:table-cell>
          <table:table-cell table:style-name="Tabla15.D2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22S</meta:editing-duration>
    <meta:editing-cycles>177</meta:editing-cycles>
    <meta:generator>OpenOffice/4.1.3$Win32 OpenOffice.org_project/413m1$Build-9783</meta:generator>
    <dc:date>2017-01-10T16:04:13.34</dc:date>
    <meta:document-statistic meta:table-count="16" meta:image-count="0" meta:object-count="0" meta:page-count="8" meta:paragraph-count="211" meta:word-count="975" meta:character-count="6269"/>
    <meta:user-defined meta:name="Info 1"/>
    <meta:user-defined meta:name="Info 2"/>
    <meta:user-defined meta:name="Info 3"/>
    <meta:user-defined meta:name="Info 4"/>
  </office:meta>
</office:document-meta>
</file>